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412cm" fo:min-width="2.178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12cm" fo:min-width="1.635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12cm" fo:min-width="5.433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8"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9"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10" style:family="graphic" style:parent-style-name="standard">
      <style:graphic-properties draw:stroke="dash" draw:stroke-dash="stroke-dash28" svg:stroke-width="0.052cm" svg:stroke-color="#000000" draw:stroke-linejoin="round" svg:stroke-linecap="butt" draw:fill="none" fo:padding-top="0.026cm" fo:padding-bottom="0.026cm" fo:padding-left="0.026cm" fo:padding-right="0.026cm"/>
    </style:style>
    <style:style style:name="gr11"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2"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13" style:family="graphic" style:parent-style-name="standard">
      <style:graphic-properties draw:stroke="none" draw:fill="none" draw:textarea-horizontal-align="left" draw:textarea-vertical-align="top" draw:auto-grow-height="true" draw:auto-grow-width="true" fo:min-height="0.412cm" fo:min-width="8.18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12cm" fo:min-width="6.261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paragraph-properties fo:text-align="start" style:writing-mode="lr-tb"/>
      <style:text-properties fo:font-size="10pt" style:font-size-asian="10pt" style:font-size-complex="10pt"/>
    </style:style>
    <style:style style:name="P6" style:family="paragraph">
      <loext:graphic-properties draw:fill="none"/>
      <style:text-properties fo:font-size="10pt" style:font-size-asian="10pt" style:font-size-complex="10pt"/>
    </style:style>
    <style:style style:name="P7" style:family="paragraph">
      <loext:graphic-properties draw:fill="solid" draw:fill-color="#ffffff" draw:opacity="80%"/>
    </style:style>
    <style:style style:name="T1" style:family="text">
      <style:text-properties fo:color="#000000" loext:opacity="100%" style:font-name="DejaVuSans1" fo:font-size="10pt" style:font-size-asian="10pt" style:font-name-complex="DejaVuSans1" style:font-size-complex="10pt"/>
    </style:style>
    <style:style style:name="T2" style:family="text">
      <style:text-properties fo:color="#0000ff" loext:opacity="100%" style:font-name="DejaVuSans1" fo:font-size="10pt" style:font-size-asian="10pt" style:font-name-complex="DejaVuSans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8.618cm" svg:height="7.671cm" svg:x="2.081cm" svg:y="1.219cm" svg:viewBox="0 0 28619 7672" draw:points="0,7672 28619,7672 28619,0 0,0">
          <text:p/>
        </draw:polygon>
        <draw:polygon draw:style-name="gr2" draw:text-style-name="P2" draw:layer="layout" svg:width="0cm" svg:height="0.122cm" svg:x="3.38cm" svg:y="8.89cm" svg:viewBox="0 0 0 123" draw:points="0,0 0,123">
          <text:p/>
        </draw:polygon>
        <draw:line draw:style-name="gr3" draw:text-style-name="P3" draw:layer="layout" svg:x1="3.38cm" svg:y1="8.89cm" svg:x2="3.38cm" svg:y2="9.013cm">
          <text:p/>
        </draw:line>
        <draw:polygon draw:style-name="gr2" draw:text-style-name="P2" draw:layer="layout" svg:width="0cm" svg:height="0.122cm" svg:x="6.976cm" svg:y="8.89cm" svg:viewBox="0 0 0 123" draw:points="0,0 0,123">
          <text:p/>
        </draw:polygon>
        <draw:line draw:style-name="gr3" draw:text-style-name="P3" draw:layer="layout" svg:x1="6.976cm" svg:y1="8.89cm" svg:x2="6.976cm" svg:y2="9.013cm">
          <text:p/>
        </draw:line>
        <draw:frame draw:style-name="gr4" draw:text-style-name="P5" draw:layer="layout" svg:width="2.178cm" svg:height="0.412cm" svg:x="2.895cm" svg:y="9.077cm">
          <draw:text-box>
            <text:p text:style-name="P4"><text:span text:style-name="T1">3618</text:span></text:p>
          </draw:text-box>
        </draw:frame>
        <draw:polygon draw:style-name="gr2" draw:text-style-name="P2" draw:layer="layout" svg:width="0cm" svg:height="0.122cm" svg:x="10.571cm" svg:y="8.89cm" svg:viewBox="0 0 0 123" draw:points="0,0 0,123">
          <text:p/>
        </draw:polygon>
        <draw:line draw:style-name="gr3" draw:text-style-name="P3" draw:layer="layout" svg:x1="10.571cm" svg:y1="8.89cm" svg:x2="10.571cm" svg:y2="9.013cm">
          <text:p/>
        </draw:line>
        <draw:frame draw:style-name="gr4" draw:text-style-name="P5" draw:layer="layout" svg:width="2.178cm" svg:height="0.412cm" svg:x="6.49cm" svg:y="9.077cm">
          <draw:text-box>
            <text:p text:style-name="P4"><text:span text:style-name="T1">3118</text:span></text:p>
          </draw:text-box>
        </draw:frame>
        <draw:polygon draw:style-name="gr2" draw:text-style-name="P2" draw:layer="layout" svg:width="0cm" svg:height="0.122cm" svg:x="14.167cm" svg:y="8.89cm" svg:viewBox="0 0 0 123" draw:points="0,0 0,123">
          <text:p/>
        </draw:polygon>
        <draw:line draw:style-name="gr3" draw:text-style-name="P3" draw:layer="layout" svg:x1="14.167cm" svg:y1="8.89cm" svg:x2="14.167cm" svg:y2="9.013cm">
          <text:p/>
        </draw:line>
        <draw:frame draw:style-name="gr4" draw:text-style-name="P5" draw:layer="layout" svg:width="2.178cm" svg:height="0.412cm" svg:x="10.086cm" svg:y="9.077cm">
          <draw:text-box>
            <text:p text:style-name="P4"><text:span text:style-name="T1">2618</text:span></text:p>
          </draw:text-box>
        </draw:frame>
        <draw:polygon draw:style-name="gr2" draw:text-style-name="P2" draw:layer="layout" svg:width="0cm" svg:height="0.122cm" svg:x="17.762cm" svg:y="8.89cm" svg:viewBox="0 0 0 123" draw:points="0,0 0,123">
          <text:p/>
        </draw:polygon>
        <draw:line draw:style-name="gr3" draw:text-style-name="P3" draw:layer="layout" svg:x1="17.762cm" svg:y1="8.89cm" svg:x2="17.762cm" svg:y2="9.013cm">
          <text:p/>
        </draw:line>
        <draw:frame draw:style-name="gr4" draw:text-style-name="P5" draw:layer="layout" svg:width="2.178cm" svg:height="0.412cm" svg:x="13.681cm" svg:y="9.077cm">
          <draw:text-box>
            <text:p text:style-name="P4"><text:span text:style-name="T1">2118</text:span></text:p>
          </draw:text-box>
        </draw:frame>
        <draw:polygon draw:style-name="gr2" draw:text-style-name="P2" draw:layer="layout" svg:width="0cm" svg:height="0.122cm" svg:x="21.358cm" svg:y="8.89cm" svg:viewBox="0 0 0 123" draw:points="0,0 0,123">
          <text:p/>
        </draw:polygon>
        <draw:line draw:style-name="gr3" draw:text-style-name="P3" draw:layer="layout" svg:x1="21.358cm" svg:y1="8.89cm" svg:x2="21.358cm" svg:y2="9.013cm">
          <text:p/>
        </draw:line>
        <draw:frame draw:style-name="gr4" draw:text-style-name="P5" draw:layer="layout" svg:width="2.178cm" svg:height="0.412cm" svg:x="17.277cm" svg:y="9.077cm">
          <draw:text-box>
            <text:p text:style-name="P4"><text:span text:style-name="T1">1618</text:span></text:p>
          </draw:text-box>
        </draw:frame>
        <draw:polygon draw:style-name="gr2" draw:text-style-name="P2" draw:layer="layout" svg:width="0cm" svg:height="0.122cm" svg:x="24.953cm" svg:y="8.89cm" svg:viewBox="0 0 0 123" draw:points="0,0 0,123">
          <text:p/>
        </draw:polygon>
        <draw:line draw:style-name="gr3" draw:text-style-name="P3" draw:layer="layout" svg:x1="24.953cm" svg:y1="8.89cm" svg:x2="24.953cm" svg:y2="9.013cm">
          <text:p/>
        </draw:line>
        <draw:frame draw:style-name="gr4" draw:text-style-name="P5" draw:layer="layout" svg:width="2.178cm" svg:height="0.412cm" svg:x="20.972cm" svg:y="9.077cm">
          <draw:text-box>
            <text:p text:style-name="P4"><text:span text:style-name="T1">1118</text:span></text:p>
          </draw:text-box>
        </draw:frame>
        <draw:polygon draw:style-name="gr2" draw:text-style-name="P2" draw:layer="layout" svg:width="0cm" svg:height="0.122cm" svg:x="28.546cm" svg:y="8.89cm" svg:viewBox="0 0 0 123" draw:points="0,0 0,123">
          <text:p/>
        </draw:polygon>
        <draw:line draw:style-name="gr3" draw:text-style-name="P3" draw:layer="layout" svg:x1="28.546cm" svg:y1="8.89cm" svg:x2="28.546cm" svg:y2="9.013cm">
          <text:p/>
        </draw:line>
        <draw:frame draw:style-name="gr5" draw:text-style-name="P5" draw:layer="layout" svg:width="1.635cm" svg:height="0.412cm" svg:x="24.639cm" svg:y="9.077cm">
          <draw:text-box>
            <text:p text:style-name="P4"><text:span text:style-name="T1">618</text:span></text:p>
          </draw:text-box>
        </draw:frame>
        <draw:polygon draw:style-name="gr2" draw:text-style-name="P2" draw:layer="layout" svg:width="0cm" svg:height="0.122cm" svg:x="29.397cm" svg:y="8.89cm" svg:viewBox="0 0 0 123" draw:points="0,0 0,123">
          <text:p/>
        </draw:polygon>
        <draw:line draw:style-name="gr3" draw:text-style-name="P3" draw:layer="layout" svg:x1="29.397cm" svg:y1="8.89cm" svg:x2="29.397cm" svg:y2="9.013cm">
          <text:p/>
        </draw:line>
        <draw:frame draw:style-name="gr4" draw:text-style-name="P5" draw:layer="layout" svg:width="2.178cm" svg:height="0.412cm" svg:x="28.232cm" svg:y="9.077cm">
          <draw:text-box>
            <text:p text:style-name="P4"><text:span text:style-name="T1">118</text:span></text:p>
          </draw:text-box>
        </draw:frame>
        <draw:polygon draw:style-name="gr2" draw:text-style-name="P2" draw:layer="layout" svg:width="0.299cm" svg:height="0cm" svg:x="1.781cm" svg:y="7.867cm" svg:viewBox="0 0 300 0" draw:points="300,0 0,0">
          <text:p/>
        </draw:polygon>
        <draw:line draw:style-name="gr3" draw:text-style-name="P3" draw:layer="layout" svg:x1="2.081cm" svg:y1="7.867cm" svg:x2="1.781cm" svg:y2="7.867cm">
          <text:p/>
        </draw:line>
        <draw:frame draw:style-name="gr6" draw:text-style-name="P5" draw:layer="layout" svg:width="5.433cm" svg:height="0.412cm" svg:x="12.784cm" svg:y="9.56cm">
          <draw:text-box>
            <text:p text:style-name="P4"><text:span text:style-name="T1">Number of remaining samples</text:span></text:p>
          </draw:text-box>
        </draw:frame>
        <draw:polygon draw:style-name="gr2" draw:text-style-name="P2" draw:layer="layout" svg:width="0.299cm" svg:height="0cm" svg:x="1.781cm" svg:y="6.61cm" svg:viewBox="0 0 300 0" draw:points="300,0 0,0">
          <text:p/>
        </draw:polygon>
        <draw:line draw:style-name="gr3" draw:text-style-name="P3" draw:layer="layout" svg:x1="2.081cm" svg:y1="6.61cm" svg:x2="1.781cm" svg:y2="6.61cm">
          <text:p/>
        </draw:line>
        <draw:frame draw:style-name="gr7" draw:text-style-name="P6" draw:layer="layout" svg:width="0.785cm" svg:height="0.412cm" svg:x="0.873cm" svg:y="7.674cm">
          <draw:text-box>
            <text:p text:style-name="P4"><text:span text:style-name="T1">0.90</text:span></text:p>
          </draw:text-box>
        </draw:frame>
        <draw:polygon draw:style-name="gr2" draw:text-style-name="P2" draw:layer="layout" svg:width="0.299cm" svg:height="0cm" svg:x="1.781cm" svg:y="5.354cm" svg:viewBox="0 0 300 0" draw:points="300,0 0,0">
          <text:p/>
        </draw:polygon>
        <draw:line draw:style-name="gr3" draw:text-style-name="P3" draw:layer="layout" svg:x1="2.081cm" svg:y1="5.354cm" svg:x2="1.781cm" svg:y2="5.354cm">
          <text:p/>
        </draw:line>
        <draw:frame draw:style-name="gr7" draw:text-style-name="P6" draw:layer="layout" svg:width="0.785cm" svg:height="0.412cm" svg:x="0.873cm" svg:y="6.417cm">
          <draw:text-box>
            <text:p text:style-name="P4"><text:span text:style-name="T1">0.92</text:span></text:p>
          </draw:text-box>
        </draw:frame>
        <draw:polygon draw:style-name="gr2" draw:text-style-name="P2" draw:layer="layout" svg:width="0.299cm" svg:height="0cm" svg:x="1.781cm" svg:y="4.097cm" svg:viewBox="0 0 300 0" draw:points="300,0 0,0">
          <text:p/>
        </draw:polygon>
        <draw:line draw:style-name="gr3" draw:text-style-name="P3" draw:layer="layout" svg:x1="2.081cm" svg:y1="4.097cm" svg:x2="1.781cm" svg:y2="4.097cm">
          <text:p/>
        </draw:line>
        <draw:frame draw:style-name="gr7" draw:text-style-name="P6" draw:layer="layout" svg:width="0.785cm" svg:height="0.412cm" svg:x="0.873cm" svg:y="5.161cm">
          <draw:text-box>
            <text:p text:style-name="P4"><text:span text:style-name="T1">0.94</text:span></text:p>
          </draw:text-box>
        </draw:frame>
        <draw:polygon draw:style-name="gr2" draw:text-style-name="P2" draw:layer="layout" svg:width="0.299cm" svg:height="0cm" svg:x="1.781cm" svg:y="2.841cm" svg:viewBox="0 0 300 0" draw:points="300,0 0,0">
          <text:p/>
        </draw:polygon>
        <draw:line draw:style-name="gr3" draw:text-style-name="P3" draw:layer="layout" svg:x1="2.081cm" svg:y1="2.841cm" svg:x2="1.781cm" svg:y2="2.841cm">
          <text:p/>
        </draw:line>
        <draw:frame draw:style-name="gr7" draw:text-style-name="P6" draw:layer="layout" svg:width="0.785cm" svg:height="0.412cm" svg:x="0.873cm" svg:y="3.904cm">
          <draw:text-box>
            <text:p text:style-name="P4"><text:span text:style-name="T1">0.96</text:span></text:p>
          </draw:text-box>
        </draw:frame>
        <draw:polygon draw:style-name="gr2" draw:text-style-name="P2" draw:layer="layout" svg:width="0.299cm" svg:height="0cm" svg:x="1.781cm" svg:y="1.584cm" svg:viewBox="0 0 300 0" draw:points="300,0 0,0">
          <text:p/>
        </draw:polygon>
        <draw:line draw:style-name="gr3" draw:text-style-name="P3" draw:layer="layout" svg:x1="2.081cm" svg:y1="1.584cm" svg:x2="1.781cm" svg:y2="1.584cm">
          <text:p/>
        </draw:line>
        <draw:frame draw:style-name="gr7" draw:text-style-name="P6" draw:layer="layout" svg:width="0.785cm" svg:height="0.412cm" svg:x="0.873cm" svg:y="2.648cm">
          <draw:text-box>
            <text:p text:style-name="P4"><text:span text:style-name="T1">0.98</text:span></text:p>
          </draw:text-box>
        </draw:frame>
        <draw:frame draw:style-name="gr7" draw:text-style-name="P6" draw:layer="layout" svg:width="0.785cm" svg:height="0.412cm" svg:x="0.873cm" svg:y="1.391cm">
          <draw:text-box>
            <text:p text:style-name="P4"><text:span text:style-name="T1">1.00</text:span></text:p>
          </draw:text-box>
        </draw:frame>
        <draw:line draw:style-name="gr8" draw:text-style-name="P3" draw:layer="layout" svg:x1="3.38cm" svg:y1="8.89cm" svg:x2="3.38cm" svg:y2="1.219cm">
          <text:p/>
        </draw:line>
        <draw:polyline draw:style-name="gr9" draw:text-style-name="P3" draw:layer="layout" svg:width="25.887cm" svg:height="7.306cm" svg:x="3.38cm" svg:y="1.584cm" svg:viewBox="0 0 25888 7307" draw:points="0,5003 182,4875 540,5268 720,5336 899,5472 1081,5277 1260,5213 1439,5284 1618,5083 1798,5290 1977,5225 2159,5297 2338,5301 2517,5445 2697,5379 2876,5597 3058,5315 3237,5319 3416,5396 3595,5548 3775,5479 3956,5335 4136,5641 4315,5571 4494,5731 4674,5584 4855,5512 5035,5202 5214,5205 5393,5289 5573,5212 5754,5215 5934,5384 6113,5389 6292,4973 6471,5399 6653,5660 6832,5582 7012,5849 7193,5771 7552,5789 7734,5888 7913,5717 8092,5817 8272,5827 8633,5087 8812,5090 9170,4699 9531,4083 9711,4282 9890,4589 10249,4370 10430,4795 10610,4795 10789,5341 10968,5347 11147,5797 11329,5584 11508,6159 11688,6403 12046,5741 12228,5990 12407,5764 12587,5161 13125,5175 13306,5441 13486,5317 13665,5592 13844,5331 14023,5477 14205,5486 14384,4782 14743,4483 14922,4629 15104,4932 15283,4309 15642,4290 15821,4115 16003,4271 16182,4260 16361,4424 16541,3522 16720,3497 17081,3059 17260,3022 17440,3183 17619,3555 17801,3527 17980,3071 18159,3030 18338,3434 18518,3172 18697,3130 18879,3327 19058,3041 19417,3462 19596,3689 19778,3107 19957,3901 20136,3000 20316,4728 20495,4421 20677,4407 20856,3737 21035,3354 21214,4709 21394,4340 21575,5447 21755,4693 21934,3024 22113,3379 22293,2846 22474,3711 22654,4155 22833,4645 23012,3508 23191,3422 23373,3325 23552,4590 23732,2328 23911,2109 24090,6239 24270,7307 24451,6557 24631,6776 24810,5713 24989,873 25168,2095 25350,1337 25529,0 25709,2857 25888,0">
          <text:p/>
        </draw:polyline>
        <draw:line draw:style-name="gr10" draw:text-style-name="P3" draw:layer="layout" svg:x1="29.396cm" svg:y1="6.585cm" svg:x2="3.387cm" svg:y2="6.585cm">
          <text:p/>
        </draw:line>
        <draw:line draw:style-name="gr11" draw:text-style-name="P3" draw:layer="layout" svg:x1="2.081cm" svg:y1="8.89cm" svg:x2="2.081cm" svg:y2="1.219cm">
          <text:p/>
        </draw:line>
        <draw:line draw:style-name="gr11" draw:text-style-name="P3" draw:layer="layout" svg:x1="30.698cm" svg:y1="8.89cm" svg:x2="30.698cm" svg:y2="1.219cm">
          <text:p/>
        </draw:line>
        <draw:line draw:style-name="gr11" draw:text-style-name="P3" draw:layer="layout" svg:x1="2.081cm" svg:y1="8.89cm" svg:x2="30.697cm" svg:y2="8.89cm">
          <text:p/>
        </draw:line>
        <draw:line draw:style-name="gr11" draw:text-style-name="P3" draw:layer="layout" svg:x1="2.081cm" svg:y1="1.219cm" svg:x2="30.697cm" svg:y2="1.219cm">
          <text:p/>
        </draw:line>
        <draw:path draw:style-name="gr12" draw:text-style-name="P7" draw:layer="layout" svg:width="6.291cm" svg:height="1.141cm" svg:x="4.108cm" svg:y="1.395cm" svg:viewBox="0 0 6292 1142" svg:d="M95 1142h6102c64 0 95-23 95-70v-1001c0-47-31-71-95-71h-6102c-64 0-95 24-95 71v1001c0 47 31 70 95 70z">
          <text:p/>
        </draw:path>
        <draw:line draw:style-name="gr9" draw:text-style-name="P3" draw:layer="layout" svg:x1="4.449cm" svg:y1="1.681cm" svg:x2="6.16cm" svg:y2="1.681cm">
          <text:p/>
        </draw:line>
        <draw:frame draw:style-name="gr7" draw:text-style-name="P6" draw:layer="layout" svg:width="4.358cm" svg:height="0.412cm" draw:transform="rotate (1.5707963267949) translate (0.331cm 7.235cm)">
          <draw:text-box>
            <text:p text:style-name="P4"><text:span text:style-name="T1">Ratio of married persons</text:span></text:p>
          </draw:text-box>
        </draw:frame>
        <draw:line draw:style-name="gr10" draw:text-style-name="P3" draw:layer="layout" svg:x1="4.449cm" svg:y1="2.198cm" svg:x2="6.16cm" svg:y2="2.198cm">
          <text:p/>
        </draw:line>
        <draw:frame draw:style-name="gr13" draw:text-style-name="P5" draw:layer="layout" svg:width="8.18cm" svg:height="0.412cm" svg:x="6.843cm" svg:y="1.477cm">
          <draw:text-box>
            <text:p text:style-name="P4"><text:span text:style-name="T1">non-representative</text:span></text:p>
          </draw:text-box>
        </draw:frame>
        <draw:polygon draw:style-name="gr2" draw:text-style-name="P2" draw:layer="layout" svg:width="0cm" svg:height="0.123cm" svg:x="3.38cm" svg:y="1.095cm" svg:viewBox="0 0 0 124" draw:points="0,124 0,0">
          <text:p/>
        </draw:polygon>
        <draw:line draw:style-name="gr3" draw:text-style-name="P3" draw:layer="layout" svg:x1="3.38cm" svg:y1="1.219cm" svg:x2="3.38cm" svg:y2="1.095cm">
          <text:p/>
        </draw:line>
        <draw:frame draw:style-name="gr14" draw:text-style-name="P5" draw:layer="layout" svg:width="6.261cm" svg:height="0.412cm" svg:x="6.843cm" svg:y="1.995cm">
          <draw:text-box>
            <text:p text:style-name="P4"><text:span text:style-name="T1">representative</text:span></text:p>
          </draw:text-box>
        </draw:frame>
        <draw:line draw:style-name="gr11" draw:text-style-name="P3" draw:layer="layout" svg:x1="2.081cm" svg:y1="8.89cm" svg:x2="2.081cm" svg:y2="1.219cm">
          <text:p/>
        </draw:line>
        <draw:line draw:style-name="gr11" draw:text-style-name="P3" draw:layer="layout" svg:x1="30.698cm" svg:y1="8.89cm" svg:x2="30.698cm" svg:y2="1.219cm">
          <text:p/>
        </draw:line>
        <draw:line draw:style-name="gr11" draw:text-style-name="P3" draw:layer="layout" svg:x1="2.081cm" svg:y1="8.89cm" svg:x2="30.697cm" svg:y2="8.89cm">
          <text:p/>
        </draw:line>
        <draw:line draw:style-name="gr11" draw:text-style-name="P3" draw:layer="layout" svg:x1="2.081cm" svg:y1="1.219cm" svg:x2="30.697cm" svg:y2="1.219cm">
          <text:p/>
        </draw:line>
        <draw:frame draw:style-name="gr4" draw:text-style-name="P5" draw:layer="layout" svg:width="2.178cm" svg:height="0.412cm" svg:x="2.895cm" svg:y="0.572cm">
          <draw:text-box>
            <text:p text:style-name="P4"><text:span text:style-name="T2">3618</text:span></text:p>
          </draw:text-box>
        </draw:frame>
        <draw:frame draw:style-name="gr4" draw:text-style-name="P5" draw:layer="layout" svg:width="2.178cm" svg:height="0.412cm" svg:x="29.332cm" svg:y="9.077cm">
          <draw:text-box>
            <text:p text:style-name="P4"><text:span text:style-name="T1">0</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28"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1cm" fo:margin-left="0.3cm" fo:margin-right="0.3cm" fo:page-width="3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1-11-23T15:19:18.540967954</dc:date>
    <meta:editing-duration>PT1M27S</meta:editing-duration>
    <meta:editing-cycles>1</meta:editing-cycles>
    <meta:document-statistic meta:object-count="67"/>
    <meta:generator>LibreOffice/7.2.2.2$Linux_X86_64 LibreOffice_project/20$Build-2</meta:generator>
  </office:meta>
</office:document-meta>
</file>